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4"/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6mm" svg:height="90.04mm" svg:x="0mm" svg:y="177.7mm">
            <loext:p draw:notify-on-update-of-ranges="Hoja1.B6:Hoja1.B8 Hoja1.C4:Hoja1.C4 Hoja1.C6:Hoja1.C8 Hoja1.D4:Hoja1.D4 Hoja1.D6:Hoja1.D8 Hoja1.E4:Hoja1.E4 Hoja1.E6:Hoja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4mm" svg:x="167.11mm" svg:y="181.16mm">
            <loext:p draw:notify-on-update-of-ranges="Hoja1.B10:Hoja1.B12 Hoja1.C9:Hoja1.C9 Hoja1.C10:Hoja1.C12 Hoja1.D9:Hoja1.D9 Hoja1.D10:Hoja1.D12 Hoja1.E9:Hoja1.E9 Hoja1.E10:Hoja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.04mm" svg:height="57.37mm" svg:x="11.29mm" svg:y="102.8mm">
            <loext:p draw:notify-on-update-of-ranges="Hoja1.B13:Hoja1.B13 Hoja1.B14:Hoja1.B16 Hoja1.C13:Hoja1.C13 Hoja1.C14:Hoja1.C16 Hoja1.D13:Hoja1.D13 Hoja1.D14:Hoja1.D16 Hoja1.E13:Hoja1.E13 Hoja1.E14:Hoja1.E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MAS</text:p>
          </table:table-cell>
          <table:table-cell office:value-type="string" calcext:value-type="string">
            <text:p>M-MMAS</text:p>
          </table:table-cell>
          <table:table-cell table:style-name="ce3" office:value-type="string" calcext:value-type="string">
            <text:p>M-MMAS (MC)</text:p>
          </table:table-cell>
          <table:table-cell office:value-type="string" calcext:value-type="string">
            <text:p>PACO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408" calcext:value-type="float">
            <text:p>0,408</text:p>
          </table:table-cell>
          <table:table-cell office:value-type="float" office:value="0.762" calcext:value-type="float">
            <text:p>0,762</text:p>
          </table:table-cell>
          <table:table-cell table:style-name="ce4" office:value-type="float" office:value="0.547521713275409" calcext:value-type="float">
            <text:p>0,548</text:p>
          </table:table-cell>
          <table:table-cell office:value-type="float" office:value="0.704" calcext:value-type="float">
            <text:p>0,704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0.591" calcext:value-type="float">
            <text:p>0,591</text:p>
          </table:table-cell>
          <table:table-cell office:value-type="float" office:value="0.89" calcext:value-type="float">
            <text:p>0,890</text:p>
          </table:table-cell>
          <table:table-cell table:style-name="ce4" office:value-type="float" office:value="0.944232883794325" calcext:value-type="float">
            <text:p>0,944</text:p>
          </table:table-cell>
          <table:table-cell office:value-type="float" office:value="0.843" calcext:value-type="float">
            <text:p>0,843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0.41" calcext:value-type="float">
            <text:p>0,410</text:p>
          </table:table-cell>
          <table:table-cell office:value-type="float" office:value="0.721" calcext:value-type="float">
            <text:p>0,721</text:p>
          </table:table-cell>
          <table:table-cell table:style-name="ce4" office:value-type="float" office:value="0.692960332656748" calcext:value-type="float">
            <text:p>0,693</text:p>
          </table:table-cell>
          <table:table-cell office:value-type="float" office:value="0.72" calcext:value-type="float">
            <text:p>0,7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MAS</text:p>
          </table:table-cell>
          <table:table-cell office:value-type="string" calcext:value-type="string">
            <text:p>M-MMAS</text:p>
          </table:table-cell>
          <table:table-cell table:style-name="ce3" office:value-type="string" calcext:value-type="string">
            <text:p>M-MMAS (MC)</text:p>
          </table:table-cell>
          <table:table-cell office:value-type="string" calcext:value-type="string">
            <text:p>PACO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0.145" calcext:value-type="float">
            <text:p>0,145</text:p>
          </table:table-cell>
          <table:table-cell office:value-type="float" office:value="0.144" calcext:value-type="float">
            <text:p>0,144</text:p>
          </table:table-cell>
          <table:table-cell table:style-name="ce4" office:value-type="float" office:value="0.144004094116532" calcext:value-type="float">
            <text:p>0,144</text:p>
          </table:table-cell>
          <table:table-cell office:value-type="float" office:value="0.09" calcext:value-type="float">
            <text:p>0,09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office:value-type="float" office:value="2.193" calcext:value-type="float">
            <text:p>2,193</text:p>
          </table:table-cell>
          <table:table-cell office:value-type="float" office:value="1.118" calcext:value-type="float">
            <text:p>1,118</text:p>
          </table:table-cell>
          <table:table-cell table:style-name="ce4" office:value-type="float" office:value="1.4538308313692" calcext:value-type="float">
            <text:p>1,454</text:p>
          </table:table-cell>
          <table:table-cell office:value-type="float" office:value="0.746" calcext:value-type="float">
            <text:p>0,74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office:value-type="float" office:value="2.475" calcext:value-type="float">
            <text:p>2,475</text:p>
          </table:table-cell>
          <table:table-cell office:value-type="float" office:value="2.013" calcext:value-type="float">
            <text:p>2,013</text:p>
          </table:table-cell>
          <table:table-cell table:style-name="ce4" office:value-type="float" office:value="2.46802930716599" calcext:value-type="float">
            <text:p>2,468</text:p>
          </table:table-cell>
          <table:table-cell office:value-type="float" office:value="1.855" calcext:value-type="float">
            <text:p>1,855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office:value-type="string" calcext:value-type="string">
            <text:p>MMAS</text:p>
          </table:table-cell>
          <table:table-cell office:value-type="string" calcext:value-type="string">
            <text:p>M-MMAS</text:p>
          </table:table-cell>
          <table:table-cell table:style-name="ce3" office:value-type="string" calcext:value-type="string">
            <text:p>M-MMAS (MC)</text:p>
          </table:table-cell>
          <table:table-cell office:value-type="string" calcext:value-type="string">
            <text:p>PACO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196" calcext:value-type="float">
            <text:p>0,196</text:p>
          </table:table-cell>
          <table:table-cell office:value-type="float" office:value="0.084" calcext:value-type="float">
            <text:p>0,084</text:p>
          </table:table-cell>
          <table:table-cell table:style-name="ce4" office:value-type="float" office:value="0.113497410993631" calcext:value-type="float">
            <text:p>0,113</text:p>
          </table:table-cell>
          <table:table-cell office:value-type="float" office:value="0.072" calcext:value-type="float">
            <text:p>0,072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office:value-type="float" office:value="0.928" calcext:value-type="float">
            <text:p>0,928</text:p>
          </table:table-cell>
          <table:table-cell office:value-type="float" office:value="0.451" calcext:value-type="float">
            <text:p>0,451</text:p>
          </table:table-cell>
          <table:table-cell table:style-name="ce4" office:value-type="float" office:value="0.757652162083496" calcext:value-type="float">
            <text:p>0,758</text:p>
          </table:table-cell>
          <table:table-cell office:value-type="float" office:value="0.404" calcext:value-type="float">
            <text:p>0,404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office:value-type="float" office:value="2.238" calcext:value-type="float">
            <text:p>2,238</text:p>
          </table:table-cell>
          <table:table-cell office:value-type="float" office:value="1.03" calcext:value-type="float">
            <text:p>1,030</text:p>
          </table:table-cell>
          <table:table-cell table:style-name="ce4" office:value-type="float" office:value="1.88069423678589" calcext:value-type="float">
            <text:p>1,881</text:p>
          </table:table-cell>
          <table:table-cell office:value-type="float" office:value="0.985" calcext:value-type="float">
            <text:p>0,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4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14:17.654138242</meta:creation-date>
    <dc:date>2017-12-06T21:56:06.142079999</dc:date>
    <meta:editing-duration>PT6H9M48S</meta:editing-duration>
    <meta:editing-cycles>3</meta:editing-cycles>
    <meta:generator>LibreOffice/5.1.6.2$Linux_X86_64 LibreOffice_project/10m0$Build-2</meta:generator>
    <meta:document-statistic meta:table-count="1" meta:cell-count="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777cm" svg:y="0.316cm" chart:style-name="ch2">
          <text:p>20 Trabajos</text:p>
        </chart:title>
        <chart:legend chart:legend-position="end" svg:x="12.351cm" svg:y="3.705cm" style:legend-expansion="high" chart:style-name="ch3"/>
        <chart:plot-area chart:style-name="ch4" table:cell-range-address="Hoja1.B6:Hoja1.E8 Hoja1.C4:Hoja1.E4" chart:data-source-has-labels="both" svg:x="1.33cm" svg:y="1.275cm" svg:width="10.702cm" svg:height="6.569cm">
          <chartooo:coordinate-region svg:x="2.057cm" svg:y="1.474cm" svg:width="9.788cm" svg:height="5.723cm"/>
          <chart:axis chart:dimension="x" chart:name="primary-x" chart:style-name="ch5" chartooo:axis-type="text">
            <chart:title svg:x="5.063cm" svg:y="8.024cm" chart:style-name="ch6">
              <text:p>Número de máquinas</text:p>
            </chart:title>
            <chart:categories table:cell-range-address="Hoja1.B6:Hoja1.B8"/>
          </chart:axis>
          <chart:axis chart:dimension="x" chart:name="secondary-x" chart:style-name="ch7"/>
          <chart:axis chart:dimension="y" chart:name="primary-y" chart:style-name="ch8">
            <chart:title svg:x="0.451cm" svg:y="7.103cm" chart:style-name="ch9">
              <text:p>Incremento % relativo respecto UB</text:p>
            </chart:title>
            <chart:grid chart:style-name="ch10" chart:class="major"/>
          </chart:axis>
          <chart:series chart:style-name="ch11" chart:values-cell-range-address="Hoja1.C6:Hoja1.C8" chart:label-cell-address="Hoja1.C4:Hoja1.C4" chart:class="chart:line">
            <chart:data-point chart:repeated="3"/>
          </chart:series>
          <chart:series chart:style-name="ch12" chart:values-cell-range-address="Hoja1.D6:Hoja1.D8" chart:label-cell-address="Hoja1.D4:Hoja1.D4" chart:class="chart:line">
            <chart:data-point chart:repeated="3"/>
          </chart:series>
          <chart:series chart:style-name="ch13" chart:values-cell-range-address="Hoja1.E6:Hoja1.E8" chart:label-cell-address="Hoja1.E4:Hoja1.E4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S</text:p>
                <draw:g>
                  <svg:desc>Hoja1.C4:Hoja1.C4</svg:desc>
                </draw:g>
              </table:table-cell>
              <table:table-cell office:value-type="string">
                <text:p>M-MMAS</text:p>
                <draw:g>
                  <svg:desc>Hoja1.D4:Hoja1.D4</svg:desc>
                </draw:g>
              </table:table-cell>
              <table:table-cell office:value-type="string">
                <text:p>M-MMAS (MC)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Hoja1.B6:Hoja1.B8</svg:desc>
                </draw:g>
              </table:table-cell>
              <table:table-cell office:value-type="float" office:value="0.408">
                <text:p>0.408</text:p>
                <draw:g>
                  <svg:desc>Hoja1.C6:Hoja1.C8</svg:desc>
                </draw:g>
              </table:table-cell>
              <table:table-cell office:value-type="float" office:value="0.762">
                <text:p>0.762</text:p>
                <draw:g>
                  <svg:desc>Hoja1.D6:Hoja1.D8</svg:desc>
                </draw:g>
              </table:table-cell>
              <table:table-cell office:value-type="float" office:value="0.547521713275409">
                <text:p>0.547521713275409</text:p>
                <draw:g>
                  <svg:desc>Hoja1.E6:Hoja1.E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91">
                <text:p>0.591</text:p>
              </table:table-cell>
              <table:table-cell office:value-type="float" office:value="0.89">
                <text:p>0.89</text:p>
              </table:table-cell>
              <table:table-cell office:value-type="float" office:value="0.944232883794325">
                <text:p>0.9442328837943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721">
                <text:p>0.721</text:p>
              </table:table-cell>
              <table:table-cell office:value-type="float" office:value="0.692960332656748">
                <text:p>0.692960332656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777cm" svg:y="0.316cm" chart:style-name="ch2">
          <text:p>50 Trabajos</text:p>
        </chart:title>
        <chart:legend chart:legend-position="end" svg:x="12.351cm" svg:y="3.705cm" style:legend-expansion="high" chart:style-name="ch3"/>
        <chart:plot-area chart:style-name="ch4" table:cell-range-address="Hoja1.B9:Hoja1.E12" chart:data-source-has-labels="both" svg:x="1.33cm" svg:y="1.275cm" svg:width="10.702cm" svg:height="6.569cm">
          <chartooo:coordinate-region svg:x="2.057cm" svg:y="1.474cm" svg:width="9.788cm" svg:height="5.723cm"/>
          <chart:axis chart:dimension="x" chart:name="primary-x" chart:style-name="ch5" chartooo:axis-type="text">
            <chart:title svg:x="5.063cm" svg:y="8.024cm" chart:style-name="ch6">
              <text:p>Número de máquinas</text:p>
            </chart:title>
            <chart:categories table:cell-range-address="Hoja1.B10:Hoja1.B12"/>
          </chart:axis>
          <chart:axis chart:dimension="x" chart:name="secondary-x" chart:style-name="ch7"/>
          <chart:axis chart:dimension="y" chart:name="primary-y" chart:style-name="ch8">
            <chart:title svg:x="0.451cm" svg:y="7.103cm" chart:style-name="ch9">
              <text:p>Incremento % relativo respecto UB</text:p>
            </chart:title>
            <chart:grid chart:style-name="ch10" chart:class="major"/>
          </chart:axis>
          <chart:series chart:style-name="ch11" chart:values-cell-range-address="Hoja1.C10:Hoja1.C12" chart:label-cell-address="Hoja1.C9:Hoja1.C9" chart:class="chart:line">
            <chart:data-point chart:repeated="3"/>
          </chart:series>
          <chart:series chart:style-name="ch12" chart:values-cell-range-address="Hoja1.D10:Hoja1.D12" chart:label-cell-address="Hoja1.D9:Hoja1.D9" chart:class="chart:line">
            <chart:data-point chart:repeated="3"/>
          </chart:series>
          <chart:series chart:style-name="ch13" chart:values-cell-range-address="Hoja1.E10:Hoja1.E12" chart:label-cell-address="Hoja1.E9:Hoja1.E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S</text:p>
                <draw:g>
                  <svg:desc>Hoja1.C9:Hoja1.C9</svg:desc>
                </draw:g>
              </table:table-cell>
              <table:table-cell office:value-type="string">
                <text:p>M-MMAS</text:p>
                <draw:g>
                  <svg:desc>Hoja1.D9:Hoja1.D9</svg:desc>
                </draw:g>
              </table:table-cell>
              <table:table-cell office:value-type="string">
                <text:p>M-MMAS (MC)</text:p>
                <draw:g>
                  <svg:desc>Hoja1.E9:Hoja1.E9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Hoja1.B10:Hoja1.B12</svg:desc>
                </draw:g>
              </table:table-cell>
              <table:table-cell office:value-type="float" office:value="0.145">
                <text:p>0.145</text:p>
                <draw:g>
                  <svg:desc>Hoja1.C10:Hoja1.C12</svg:desc>
                </draw:g>
              </table:table-cell>
              <table:table-cell office:value-type="float" office:value="0.144">
                <text:p>0.144</text:p>
                <draw:g>
                  <svg:desc>Hoja1.D10:Hoja1.D12</svg:desc>
                </draw:g>
              </table:table-cell>
              <table:table-cell office:value-type="float" office:value="0.144004094116532">
                <text:p>0.144004094116532</text:p>
                <draw:g>
                  <svg:desc>Hoja1.E10:Hoja1.E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93">
                <text:p>2.193</text:p>
              </table:table-cell>
              <table:table-cell office:value-type="float" office:value="1.118">
                <text:p>1.118</text:p>
              </table:table-cell>
              <table:table-cell office:value-type="float" office:value="1.4538308313692">
                <text:p>1.45383083136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75">
                <text:p>2.475</text:p>
              </table:table-cell>
              <table:table-cell office:value-type="float" office:value="2.013">
                <text:p>2.013</text:p>
              </table:table-cell>
              <table:table-cell office:value-type="float" office:value="2.46802930716599">
                <text:p>2.46802930716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6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05cm" svg:height="5.738cm" xlink:href=".." xlink:type="simple" chart:class="chart:line" chart:style-name="ch1">
        <chart:title svg:x="3.712cm" svg:y="0.25cm" chart:style-name="ch2">
          <text:p>100 Trabajos</text:p>
        </chart:title>
        <chart:legend chart:legend-position="end" svg:x="6.459cm" svg:y="2.072cm" style:legend-expansion="high" chart:style-name="ch3"/>
        <chart:plot-area chart:style-name="ch4" table:cell-range-address="Hoja1.B13:Hoja1.E16" chart:data-source-has-labels="both" svg:x="1.213cm" svg:y="1.143cm" svg:width="5.044cm" svg:height="3.5cm">
          <chartooo:coordinate-region svg:x="1.94cm" svg:y="1.342cm" svg:width="4.13cm" svg:height="2.654cm"/>
          <chart:axis chart:dimension="x" chart:name="primary-x" chart:style-name="ch5" chartooo:axis-type="text">
            <chart:title svg:x="2.117cm" svg:y="4.757cm" chart:style-name="ch6">
              <text:p>Número de máquinas</text:p>
            </chart:title>
            <chart:categories table:cell-range-address="Hoja1.B14:Hoja1.B16"/>
          </chart:axis>
          <chart:axis chart:dimension="x" chart:name="secondary-x" chart:style-name="ch7"/>
          <chart:axis chart:dimension="y" chart:name="primary-y" chart:style-name="ch8">
            <chart:title svg:x="0.451cm" svg:y="5.437cm" chart:style-name="ch9">
              <text:p>Incremento % relativo respecto UB</text:p>
            </chart:title>
            <chart:grid chart:style-name="ch10" chart:class="major"/>
          </chart:axis>
          <chart:series chart:style-name="ch11" chart:values-cell-range-address="Hoja1.C14:Hoja1.C16" chart:label-cell-address="Hoja1.C13:Hoja1.C13" chart:class="chart:line">
            <chart:data-point chart:repeated="3"/>
          </chart:series>
          <chart:series chart:style-name="ch12" chart:values-cell-range-address="Hoja1.D14:Hoja1.D16" chart:label-cell-address="Hoja1.D13:Hoja1.D13" chart:class="chart:line">
            <chart:data-point chart:repeated="3"/>
          </chart:series>
          <chart:series chart:style-name="ch13" chart:values-cell-range-address="Hoja1.E14:Hoja1.E16" chart:label-cell-address="Hoja1.E13:Hoja1.E13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S</text:p>
                <draw:g>
                  <svg:desc>Hoja1.C13:Hoja1.C13</svg:desc>
                </draw:g>
              </table:table-cell>
              <table:table-cell office:value-type="string">
                <text:p>M-MMAS</text:p>
                <draw:g>
                  <svg:desc>Hoja1.D13:Hoja1.D13</svg:desc>
                </draw:g>
              </table:table-cell>
              <table:table-cell office:value-type="string">
                <text:p>M-MMAS (MC)</text:p>
                <draw:g>
                  <svg:desc>Hoja1.E13:Hoja1.E1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Hoja1.B14:Hoja1.B16</svg:desc>
                </draw:g>
              </table:table-cell>
              <table:table-cell office:value-type="float" office:value="0.196">
                <text:p>0.196</text:p>
                <draw:g>
                  <svg:desc>Hoja1.C14:Hoja1.C16</svg:desc>
                </draw:g>
              </table:table-cell>
              <table:table-cell office:value-type="float" office:value="0.084">
                <text:p>0.084</text:p>
                <draw:g>
                  <svg:desc>Hoja1.D14:Hoja1.D16</svg:desc>
                </draw:g>
              </table:table-cell>
              <table:table-cell office:value-type="float" office:value="0.113497410993631">
                <text:p>0.113497410993631</text:p>
                <draw:g>
                  <svg:desc>Hoja1.E14:Hoja1.E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8">
                <text:p>0.928</text:p>
              </table:table-cell>
              <table:table-cell office:value-type="float" office:value="0.451">
                <text:p>0.451</text:p>
              </table:table-cell>
              <table:table-cell office:value-type="float" office:value="0.757652162083496">
                <text:p>0.7576521620834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38">
                <text:p>2.238</text:p>
              </table:table-cell>
              <table:table-cell office:value-type="float" office:value="1.03">
                <text:p>1.03</text:p>
              </table:table-cell>
              <table:table-cell office:value-type="float" office:value="1.88069423678589">
                <text:p>1.880694236785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